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9865" officeooo:paragraph-rsid="000b9865"/>
    </style:style>
    <style:style style:name="P2" style:family="paragraph" style:parent-style-name="Standard" style:list-style-name="L1">
      <style:text-properties officeooo:rsid="000b9865" officeooo:paragraph-rsid="000b9865"/>
    </style:style>
    <style:style style:name="P3" style:family="paragraph" style:parent-style-name="Standard" style:list-style-name="L1">
      <style:text-properties officeooo:rsid="000c2eec" officeooo:paragraph-rsid="000c2eec"/>
    </style:style>
    <style:style style:name="P4" style:family="paragraph" style:parent-style-name="Standard">
      <style:text-properties officeooo:rsid="000d3fcc" officeooo:paragraph-rsid="000d3fcc"/>
    </style:style>
    <style:style style:name="P5" style:family="paragraph" style:parent-style-name="Standard">
      <style:text-properties officeooo:rsid="000e9eed" officeooo:paragraph-rsid="000e9eed"/>
    </style:style>
    <style:style style:name="P6" style:family="paragraph" style:parent-style-name="Standard" style:list-style-name="L2">
      <style:text-properties officeooo:rsid="000e9eed" officeooo:paragraph-rsid="000e9eed"/>
    </style:style>
    <style:style style:name="P7" style:family="paragraph" style:parent-style-name="Standard" style:list-style-name="L2">
      <style:text-properties officeooo:paragraph-rsid="000e9eed"/>
    </style:style>
    <style:style style:name="P8" style:family="paragraph" style:parent-style-name="Standard" style:list-style-name="L2">
      <style:text-properties officeooo:paragraph-rsid="000f1b90"/>
    </style:style>
    <style:style style:name="P9" style:family="paragraph" style:parent-style-name="Standard" style:list-style-name="L2">
      <style:text-properties officeooo:paragraph-rsid="000f2766"/>
    </style:style>
    <style:style style:name="P10" style:family="paragraph" style:parent-style-name="Standard">
      <style:text-properties officeooo:paragraph-rsid="000f2766"/>
    </style:style>
    <style:style style:name="P11" style:family="paragraph" style:parent-style-name="Standard" style:list-style-name="L3">
      <style:text-properties officeooo:paragraph-rsid="000f2766"/>
    </style:style>
    <style:style style:name="T1" style:family="text">
      <style:text-properties officeooo:rsid="000e9eed"/>
    </style:style>
    <style:style style:name="T2" style:family="text">
      <style:text-properties officeooo:rsid="000f1b90"/>
    </style:style>
    <style:style style:name="T3" style:family="text">
      <style:text-properties officeooo:rsid="000f27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ionario</text:p>
      <text:list xml:id="list438681432401965705" text:style-name="L1">
        <text:list-item>
          <text:p text:style-name="P2">periodo_de_ferias: Pair&lt;Ferias&gt; </text:p>
          <text:p text:style-name="P2">Defini-se como o par entre a ultima férias retirada pelo funcionário e a próxima ainda a ser retirada.</text:p>
        </text:list-item>
        <text:list-item>
          <text:p text:style-name="P3">Estado: String</text:p>
          <text:p text:style-name="P3">Refere-se ao estado de atividade do funcionário, ou seja, este está ativo ou inativo.</text:p>
        </text:list-item>
      </text:list>
      <text:p text:style-name="P4">Devemos usar?</text:p>
      <text:p text:style-name="P5">Cliente</text:p>
      <text:list xml:id="list2598018798110654442" text:style-name="L2">
        <text:list-item>
          <text:p text:style-name="P6">getUltimaTransacao(): <text:span text:style-name="T2">string</text:span></text:p>
          <text:p text:style-name="P7"><text:span text:style-name="T1">O retorno do método getUltimaTransacao() será ultima transação, dado a partir do topo da pilha da variavél </text:span>identificao_de_transacao, <text:span text:style-name="T2">na forma de texto.</text:span></text:p>
        </text:list-item>
        <text:list-item>
          <text:p text:style-name="P8">quantidade_de_transacao(): unsigned int </text:p>
          <text:p text:style-name="P9"><text:span text:style-name="T2">O retorno do método será a quantidade de elementos presente na pilha da variavél identificao_de_transacao.</text:span></text:p>
        </text:list-item>
      </text:list>
      <text:p text:style-name="P10"><text:span text:style-name="T3">Usuario</text:span></text:p>
      <text:list xml:id="list1237670638324700879" text:style-name="L3">
        <text:list-item>
          <text:p text:style-name="P11">definirHierarquia(usuario: string): <text:span text:style-name="T3">Permissao</text:span></text:p>
          <text:p text:style-name="P11"><text:span text:style-name="T3">Esse método terá como parâmetro o nome do usuario que iniciara o login, e o retorno do mesmo será hierarquia a qual esse deverá possuir.</text:span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16:20:06.723863523</meta:creation-date>
    <dc:date>2017-01-26T19:26:14.028797362</dc:date>
    <meta:editing-duration>PT24M35S</meta:editing-duration>
    <meta:editing-cycles>1</meta:editing-cycles>
    <meta:document-statistic meta:table-count="0" meta:image-count="0" meta:object-count="0" meta:page-count="1" meta:paragraph-count="14" meta:word-count="116" meta:character-count="788" meta:non-whitespace-character-count="688"/>
    <meta:generator>LibreOffice/5.2.4.2.0$Linux_X86_64 LibreOffice_project/20m0$Build-2</meta:generator>
  </office:meta>
</office:document-meta>
</file>